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89ab8" officeooo:paragraph-rsid="00189ab8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a41b6" officeooo:paragraph-rsid="001a41b6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1a41b6" officeooo:paragraph-rsid="001a41b6" style:font-size-asian="10.5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officeooo:rsid="00189ab8" officeooo:paragraph-rsid="00189ab8" style:font-size-asian="14pt" style:font-weight-asian="bold" style:font-size-complex="14pt" style:font-weight-complex="bold"/>
    </style:style>
    <style:style style:name="T1" style:family="text">
      <style:text-properties officeooo:rsid="001a0636"/>
    </style:style>
    <style:style style:name="T2" style:family="text">
      <style:text-properties officeooo:rsid="001b46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ugeTLB Controller</text:p>
      <text:p text:style-name="P4">(Контроллер таблиц огромных страниц)</text:p>
      <text:p text:style-name="P1">Контроллер HugeTLB позволяет ограничить использование HugeTLB для каждой контрольной группы и убедится, что контроллер ограничивает данное поведение при ошибках страниц. Поскольку HugeTLB не поддерживает исправление страниц, ограничение во время ошибок страниц предполагает, что приложение будет получать сигнал SIGBUS, <text:span text:style-name="T1">если будет пытаться получить доступ к HugeTLB сверх своего лимита. Это требует от приложения заранее знать сколько страниц HugeTLB необходимо для своих нужд.</text:span></text:p>
      <text:p text:style-name="P2">Контроллер HugeTLB может быть создан монтированием файловой системы контрольной группы:</text:p>
      <text:p text:style-name="P2"/>
      <text:p text:style-name="P2"># mount -t cgroup -o hugetlb none /sys/fs/cgroup</text:p>
      <text:p text:style-name="P2"/>
      <text:p text:style-name="P2">На шаге выше, начальная или родительская группа HugeTLB становится видимой в /sys/fs/cgroup. Во время загрузки эта группа включает все задачи в системе. /sys/fs/cgroup/tasks содержит список задач в этой контрольной группе.</text:p>
      <text:p text:style-name="P2"/>
      <text:p text:style-name="P2"># cd /sys/fs/cgroup</text:p>
      <text:p text:style-name="P2"># mkdir g1</text:p>
      <text:p text:style-name="P2"># echo $$ &gt; g1/tasks</text:p>
      <text:p text:style-name="P2"/>
      <text:p text:style-name="P2">Шаги, отображённые выше создают новую группу g1 и перемещают текущий сеанс оболочки(shell) в неё.</text:p>
      <text:p text:style-name="P2"/>
      <text:p text:style-name="P3">Краткое описание контрольных файлов</text:p>
      <text:p text:style-name="P2">hugetlb.&lt;hugepagesize&gt;.limit_in_bytes <text:s text:c="4"/># установить/отобразить лимит использования hugetlb "огромных страниц"</text:p>
      <text:p text:style-name="P2">hugetlb.&lt;hugepagesize&gt;.max_usage_in_bytes # отобразить максимальный используемый hugetlb "огромных страниц"</text:p>
      <text:p text:style-name="P2">hugetlb.&lt;hugepagesize&gt;.usage_in_bytes <text:s text:c="4"/># отобразить <text:span text:style-name="T2">текущий показатель</text:span> использовани<text:span text:style-name="T2">я</text:span> res_counter для hugetlb ''огромных страниц''</text:p>
      <text:p text:style-name="P2">ugetlb.&lt;hugepagesize&gt;.failcnt <text:s text:c="11"/># отобразить количество ошибок распределения связанных с ограничением на количество HugeTLB</text:p>
      <text:p text:style-name="P2"/>
      <text:p text:style-name="P2">Для систем, которые поддерживают два размера огромных страниц (16Mбайт и 16Гбайт) контрольные файлы включают:</text:p>
      <text:p text:style-name="P2">hugetlb.16GB.limit_in_bytes</text:p>
      <text:p text:style-name="P2">hugetlb.16GB.max_usage_in_bytes</text:p>
      <text:p text:style-name="P2">hugetlb.16GB.usage_in_bytes</text:p>
      <text:p text:style-name="P2">hugetlb.16GB.failcnt</text:p>
      <text:p text:style-name="P2">hugetlb.16MB.limit_in_bytes</text:p>
      <text:p text:style-name="P2">hugetlb.16MB.max_usage_in_bytes</text:p>
      <text:p text:style-name="P2">hugetlb.16MB.usage_in_bytes</text:p>
      <text:p text:style-name="P2">hugetlb.16MB.failc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0:40:28.436178339</meta:creation-date>
    <dc:date>2015-01-07T11:28:46.135357120</dc:date>
    <meta:editing-duration>PT17M6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1" meta:paragraph-count="24" meta:word-count="205" meta:character-count="1871" meta:non-whitespace-character-count="1671"/>
  </office:meta>
</office:document-meta>
</file>